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222in" fo:text-align="start" style:justify-single-word="false" style:text-autospace="none"/>
      <style:text-properties style:use-window-font-color="true" style:font-name="TrebuchetMS" fo:font-size="13pt" fo:font-weight="bold" style:font-name-asian="TrebuchetMS" style:font-size-asian="13pt" style:font-weight-asian="bold" style:font-name-complex="TrebuchetMS" style:font-size-complex="13pt" style:font-weight-complex="bold"/>
    </style:style>
    <style:style style:name="P2" style:family="paragraph" style:parent-style-name="Standard" style:list-style-name="">
      <style:paragraph-properties style:line-height-at-least="0.3335in" fo:text-align="start" style:justify-single-word="false" style:text-autospace="none"/>
      <style:text-properties style:use-window-font-color="true" style:font-name="TrebuchetMS" fo:font-size="22pt" fo:font-weight="bold" style:font-name-asian="TrebuchetMS" style:font-size-asian="22pt" style:font-weight-asian="bold" style:font-name-complex="TrebuchetMS" style:font-size-complex="22pt" style:font-weight-complex="bold"/>
    </style:style>
    <style:style style:name="P3" style:family="paragraph" style:parent-style-name="Standard" style:list-style-name="">
      <style:paragraph-properties style:line-height-at-least="0.222in" fo:text-align="start" style:justify-single-word="false" style:text-autospace="none"/>
      <style:text-properties style:use-window-font-color="true" style:font-name="TrebuchetMS" fo:font-size="18pt" fo:font-weight="bold" style:font-name-asian="TrebuchetMS" style:font-size-asian="18pt" style:font-weight-asian="bold" style:font-name-complex="TrebuchetMS" style:font-size-complex="18pt" style:font-weight-complex="bold"/>
    </style:style>
    <style:style style:name="P4" style:family="paragraph" style:parent-style-name="Standard" style:list-style-name="">
      <style:paragraph-properties style:line-height-at-least="0.1665in" fo:text-align="start" style:justify-single-word="false" style:text-autospace="none"/>
      <style:text-properties style:use-window-font-color="true"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5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6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P9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</style:style>
    <style:style style:name="P10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1" style:family="text">
      <style:text-properties fo:color="#2f2f2f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2" style:family="text">
      <style:text-properties fo:color="#2f2f2f" style:font-name="ArialMT" fo:font-weight="normal" style:font-name-asian="ArialMT" style:font-weight-asian="normal" style:font-name-complex="ArialMT" style:font-weight-complex="normal"/>
    </style:style>
    <style:style style:name="T3" style:family="text">
      <style:text-properties fo:color="#2f2f2f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4" style:family="text">
      <style:text-properties fo:color="#2f2f2f" style:font-name="ArialMT" fo:font-size="18pt" style:text-underline-style="none" fo:font-weight="normal" style:font-name-asian="ArialMT" style:font-size-asian="18pt" style:font-weight-asian="normal" style:font-name-complex="ArialMT" style:font-size-complex="18pt" style:font-weight-complex="normal"/>
    </style:style>
    <style:style style:name="T5" style:family="text"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6" style:family="text">
      <style:text-properties style:use-window-font-color="true" style:font-name="ArialMT" fo:font-weight="normal" style:font-name-asian="ArialMT" style:font-weight-asian="normal" style:font-name-complex="ArialMT" style:font-weight-complex="normal"/>
    </style:style>
    <style:style style:name="T7" style:family="text"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ced Mocha Frappe</text:p>
      <text:p text:style-name="P6">Serves: <text:span text:style-name="T8">4 servings</text:span></text:p>
      <text:p text:style-name="P5"><text:span text:style-name="T8"/></text:p>
      <text:p text:style-name="P1"><text:span text:style-name="T9">Ingredients</text:span></text:p>
      <text:p text:style-name="P10">4 cups brewed coffee, hot</text:p>
      <text:p text:style-name="P9"><text:span text:style-name="T7">4 (1-ounce) packages hot </text:span><text:a xlink:type="simple" xlink:href="http://www.foodterms.com/encyclopedia/chocolate/index.html"><text:span text:style-name="T4">chocolate</text:span></text:a><text:span text:style-name="T7"> mix (3/4 cup mix)</text:span></text:p>
      <text:p text:style-name="P10">4 tablespoons sugar</text:p>
      <text:p text:style-name="P9"><text:span text:style-name="T7">1 cup </text:span><text:a xlink:type="simple" xlink:href="http://www.foodterms.com/encyclopedia/cream/index.html"><text:span text:style-name="T4">heavy cream</text:span></text:a></text:p>
      <text:p text:style-name="P9"><text:span text:style-name="T7">2 teaspoons </text:span><text:a xlink:type="simple" xlink:href="http://www.foodterms.com/encyclopedia/extracts/index.html"><text:span text:style-name="T4">vanilla extract</text:span></text:a></text:p>
      <text:p text:style-name="P9"><text:a xlink:type="simple" xlink:href="http://www.foodterms.com/encyclopedia/cream/index.html"><text:span text:style-name="T4">Whipped cream</text:span></text:a><text:span text:style-name="T7">, for serving</text:span></text:p>
      <text:p text:style-name="P9"><text:span text:style-name="T7"/></text:p>
      <text:p text:style-name="P3">Directions</text:p>
      <text:p text:style-name="P8">In a heat-proof bowl or pitcher, add the coffee, hot chocolate mix, and sugar. Stir until well combined. Pour the mixture into ice cube trays and freeze, covered, for at least 3 hours and up to 1 week.</text:p>
      <text:p text:style-name="P8"/>
      <text:p text:style-name="P8">Put the frozen cubes in a blender. Add the cream and vanilla and puree until smooth. Divide the frappe into tall glasses and top with whipped cream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8-09T15:34:36</meta:creation-date>
    <meta:document-statistic meta:table-count="0" meta:image-count="0" meta:object-count="0" meta:page-count="1" meta:paragraph-count="12" meta:word-count="102" meta:character-count="571"/>
    <dc:date>2011-08-09T15:36:45</dc:date>
    <dc:creator>Robert Houk</dc:creator>
    <meta:editing-duration>PT00H02M09S</meta:editing-duration>
    <meta:editing-cycles>1</meta:editing-cycles>
    <meta:generator>OpenOffice.org/3.2$Unix OpenOffice.org_project/320m18$Build-9502</meta:generator>
  </office:meta>
</office:document-meta>
</file>